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fo:padding="0.0193in" fo:border="0.06pt solid #e3e3e3"/>
    </style:style>
    <style:style style:name="P2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4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6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8" style:family="paragraph" style:parent-style-name="Text_20_body" style:list-style-name="L4">
      <style:paragraph-properties fo:margin-left="0in" fo:margin-right="0in" fo:text-indent="0in" style:auto-text-indent="false" fo:padding="0.0193in" fo:border="0.06pt solid #e3e3e3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0" style:family="paragraph" style:parent-style-name="Text_20_body" style:list-style-name="L5">
      <style:paragraph-properties fo:margin-left="0in" fo:margin-right="0in" fo:text-indent="0in" style:auto-text-indent="false" fo:padding="0.0193in" fo:border="0.06pt solid #e3e3e3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2" style:family="paragraph" style:parent-style-name="Text_20_body" style:list-style-name="L6">
      <style:paragraph-properties fo:margin-left="0in" fo:margin-right="0in" fo:text-indent="0in" style:auto-text-indent="false" fo:padding="0.0193in" fo:border="0.06pt solid #e3e3e3"/>
    </style:style>
    <style:style style:name="P13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4" style:family="paragraph" style:parent-style-name="Text_20_body" style:list-style-name="L7">
      <style:paragraph-properties fo:margin-left="0in" fo:margin-right="0in" fo:text-indent="0in" style:auto-text-indent="false" fo:padding="0.0193in" fo:border="0.06pt solid #e3e3e3"/>
    </style:style>
    <style:style style:name="P15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6" style:family="paragraph" style:parent-style-name="Text_20_body" style:list-style-name="L8">
      <style:paragraph-properties fo:margin-left="0in" fo:margin-right="0in" fo:text-indent="0in" style:auto-text-indent="false" fo:padding="0.0193in" fo:border="0.06pt solid #e3e3e3"/>
    </style:style>
    <style:style style:name="P17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8" style:family="paragraph" style:parent-style-name="Text_20_body" style:list-style-name="L9">
      <style:paragraph-properties fo:margin-left="0in" fo:margin-right="0in" fo:text-indent="0in" style:auto-text-indent="false" fo:padding="0.0193in" fo:border="0.06pt solid #e3e3e3"/>
    </style:style>
    <style:style style:name="P19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0" style:family="paragraph" style:parent-style-name="Text_20_body" style:list-style-name="L10">
      <style:paragraph-properties fo:margin-left="0in" fo:margin-right="0in" fo:text-indent="0in" style:auto-text-indent="false" fo:padding="0.0193in" fo:border="0.06pt solid #e3e3e3"/>
    </style:style>
    <style:style style:name="P21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2" style:family="paragraph" style:parent-style-name="Text_20_body" style:list-style-name="L11">
      <style:paragraph-properties fo:margin-left="0in" fo:margin-right="0in" fo:text-indent="0in" style:auto-text-indent="false" fo:padding="0.0193in" fo:border="0.06pt solid #e3e3e3"/>
    </style:style>
    <style:style style:name="P23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4" style:family="paragraph" style:parent-style-name="Text_20_body" style:list-style-name="L12">
      <style:paragraph-properties fo:margin-left="0in" fo:margin-right="0in" fo:text-indent="0in" style:auto-text-indent="false" fo:padding="0.0193in" fo:border="0.06pt solid #e3e3e3"/>
    </style:style>
    <style:style style:name="P25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6" style:family="paragraph" style:parent-style-name="Text_20_body" style:list-style-name="L13">
      <style:paragraph-properties fo:margin-left="0in" fo:margin-right="0in" fo:text-indent="0in" style:auto-text-indent="false" fo:padding="0.0193in" fo:border="0.06pt solid #e3e3e3"/>
    </style:style>
    <style:style style:name="P27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8" style:family="paragraph" style:parent-style-name="Text_20_body" style:list-style-name="L14">
      <style:paragraph-properties fo:margin-left="0in" fo:margin-right="0in" fo:text-indent="0in" style:auto-text-indent="false" fo:padding="0.0193in" fo:border="0.06pt solid #e3e3e3"/>
    </style:style>
    <style:style style:name="P29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0" style:family="paragraph" style:parent-style-name="Text_20_body" style:list-style-name="L15">
      <style:paragraph-properties fo:margin-left="0in" fo:margin-right="0in" fo:text-indent="0in" style:auto-text-indent="false" fo:padding="0.0193in" fo:border="0.06pt solid #e3e3e3"/>
    </style:style>
    <style:style style:name="P31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2" style:family="paragraph" style:parent-style-name="Text_20_body" style:list-style-name="L16">
      <style:paragraph-properties fo:margin-left="0in" fo:margin-right="0in" fo:text-indent="0in" style:auto-text-indent="false" fo:padding="0.0193in" fo:border="0.06pt solid #e3e3e3"/>
    </style:style>
    <style:style style:name="P33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4" style:family="paragraph" style:parent-style-name="Text_20_body" style:list-style-name="L17">
      <style:paragraph-properties fo:margin-left="0in" fo:margin-right="0in" fo:text-indent="0in" style:auto-text-indent="false" fo:padding="0.0193in" fo:border="0.06pt solid #e3e3e3"/>
    </style:style>
    <style:style style:name="P35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T1" style:family="text">
      <style:text-properties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7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8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9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9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ernel and System Administration:</text:h>
      <text:list text:style-name="L1">
        <text:list-item>
          <text:p text:style-name="P2"><text:span text:style-name="Strong_20_Emphasis"><text:span text:style-name="T1">Explain kernel modules and their loading/unloading.</text:span></text:span></text:p>
          <text:list>
            <text:list-item>
              <text:p text:style-name="P3"><text:span text:style-name="Strong_20_Emphasis"><text:span text:style-name="T1">Answer:</text:span></text:span> Kernel modules are pieces of code that can be loaded and unloaded into the kernel as needed. They extend the functionality of the kernel without requiring a reboot. Modules are loaded using <text:span text:style-name="Source_20_Text"><text:span text:style-name="T1">insmod</text:span></text:span> or <text:span text:style-name="Source_20_Text"><text:span text:style-name="T1">modprobe</text:span></text:span> and unloaded using <text:span text:style-name="Source_20_Text"><text:span text:style-name="T1">rmmod</text:span></text:span>.</text:p>
            </text:list-item>
          </text:list>
        </text:list-item>
        <text:list-item>
          <text:p text:style-name="P2"><text:span text:style-name="Strong_20_Emphasis"><text:span text:style-name="T1">Discuss process management with details on schedulers (CFS, RT).</text:span></text:span></text:p>
          <text:list>
            <text:list-item>
              <text:p text:style-name="P3"><text:span text:style-name="Strong_20_Emphasis"><text:span text:style-name="T1">Answer:</text:span></text:span> Process management involves creating, scheduling, and terminating processes. The Completely Fair Scheduler (CFS) ensures fair CPU allocation, while the Real-Time (RT) scheduler provides deterministic scheduling for time-sensitive tasks.</text:p>
            </text:list-item>
          </text:list>
        </text:list-item>
        <text:list-item>
          <text:p text:style-name="P2"><text:span text:style-name="Strong_20_Emphasis"><text:span text:style-name="T1">How would you troubleshoot a system boot failure?</text:span></text:span></text:p>
          <text:list>
            <text:list-item>
              <text:p text:style-name="P3"><text:span text:style-name="Strong_20_Emphasis"><text:span text:style-name="T1">Answer:</text:span></text:span> Analyze boot logs (<text:span text:style-name="Source_20_Text"><text:span text:style-name="T1">dmesg</text:span></text:span>, <text:span text:style-name="Source_20_Text"><text:span text:style-name="T1">/var/log/boot.log</text:span></text:span>), check the bootloader configuration (GRUB), verify disk and file system integrity, and use recovery modes. Analyzing error messages during boot can pinpoint the cause.</text:p>
            </text:list-item>
          </text:list>
        </text:list-item>
        <text:list-item>
          <text:p text:style-name="P2"><text:span text:style-name="Strong_20_Emphasis"><text:span text:style-name="T1">Explain LVM (Logical Volume Manager) and its benefits.</text:span></text:span></text:p>
          <text:list>
            <text:list-item>
              <text:p text:style-name="P3"><text:span text:style-name="Strong_20_Emphasis"><text:span text:style-name="T1">Answer:</text:span></text:span> LVM allows dynamic volume management, enabling tasks like resizing and migrating volumes without disrupting data. It provides flexibility, ease of management, and efficient space utilization.</text:p>
            </text:list-item>
          </text:list>
        </text:list-item>
        <text:list-item>
          <text:p text:style-name="P2"><text:span text:style-name="Strong_20_Emphasis"><text:span text:style-name="T1">How do you configure and manage user accounts and groups?</text:span></text:span></text:p>
          <text:list>
            <text:list-item>
              <text:p text:style-name="P3"><text:span text:style-name="Strong_20_Emphasis"><text:span text:style-name="T1">Answer:</text:span></text:span> Use commands like <text:span text:style-name="Source_20_Text"><text:span text:style-name="T1">useradd</text:span></text:span> and <text:span text:style-name="Source_20_Text"><text:span text:style-name="T1">usermod</text:span></text:span> to manage user accounts, and <text:span text:style-name="Source_20_Text"><text:span text:style-name="T1">groupadd</text:span></text:span> and <text:span text:style-name="Source_20_Text"><text:span text:style-name="T1">groupmod</text:span></text:span> for groups. User information is stored in <text:span text:style-name="Source_20_Text"><text:span text:style-name="T1">/etc/passwd</text:span></text:span>, and group information in <text:span text:style-name="Source_20_Text"><text:span text:style-name="T1">/etc/group</text:span></text:span>.</text:p>
            </text:list-item>
          </text:list>
        </text:list-item>
        <text:list-item>
          <text:p text:style-name="P2"><text:span text:style-name="Strong_20_Emphasis"><text:span text:style-name="T1">Describe different types of file systems (ext4, XFS, etc.) and their use cases.</text:span></text:span></text:p>
          <text:list>
            <text:list-item>
              <text:p text:style-name="P3"><text:span text:style-name="Strong_20_Emphasis"><text:span text:style-name="T1">Answer:</text:span></text:span> Ext4 is commonly used for general-purpose, XFS for large-scale data, Btrfs for advanced features like snapshots, and ZFS for robustness and data integrity.</text:p>
            </text:list-item>
          </text:list>
        </text:list-item>
        <text:list-item>
          <text:p text:style-name="P2"><text:span text:style-name="Strong_20_Emphasis"><text:span text:style-name="T1">Explain disk quotas and their implementation.</text:span></text:span></text:p>
          <text:list>
            <text:list-item>
              <text:p text:style-name="P3"><text:span text:style-name="Strong_20_Emphasis"><text:span text:style-name="T1">Answer:</text:span></text:span> Disk quotas limit the amount of disk space a user or group can use. They are set using <text:span text:style-name="Source_20_Text"><text:span text:style-name="T1">edquota</text:span></text:span> or <text:span text:style-name="Source_20_Text"><text:span text:style-name="T1">setquota</text:span></text:span> and enforced by the kernel.</text:p>
            </text:list-item>
          </text:list>
        </text:list-item>
        <text:list-item>
          <text:p text:style-name="P2"><text:span text:style-name="Strong_20_Emphasis"><text:span text:style-name="T1">How would you automate tasks using cron and systemd timers?</text:span></text:span></text:p>
          <text:list>
            <text:list-item>
              <text:p text:style-name="P3"><text:span text:style-name="Strong_20_Emphasis"><text:span text:style-name="T1">Answer:</text:span></text:span> Cron uses time-based schedules (<text:span text:style-name="Source_20_Text"><text:span text:style-name="T1">crontab</text:span></text:span>) while systemd timers use unit files (<text:span text:style-name="Source_20_Text"><text:span text:style-name="T1">*.timer</text:span></text:span>). Both allow automation of recurring tasks.</text:p>
            </text:list-item>
          </text:list>
        </text:list-item>
        <text:list-item>
          <text:p text:style-name="P2"><text:span text:style-name="Strong_20_Emphasis"><text:span text:style-name="T1">Discuss SELinux (Security-Enhanced Linux) and its role in security.</text:span></text:span></text:p>
          <text:list>
            <text:list-item>
              <text:p text:style-name="P3"><text:span text:style-name="Strong_20_Emphasis"><text:span text:style-name="T1">Answer:</text:span></text:span> SELinux provides mandatory access controls, restricting processes and users. It enhances security by enforcing policies defined in security contexts.</text:p>
            </text:list-item>
          </text:list>
        </text:list-item>
        <text:list-item>
          <text:p text:style-name="P2"><text:span text:style-name="Strong_20_Emphasis"><text:span text:style-name="T1">Walk through troubleshooting high CPU usage.</text:span></text:span></text:p>
          <text:list>
            <text:list-item>
              <text:p text:style-name="P2"><text:soft-page-break/><text:span text:style-name="Strong_20_Emphasis"><text:span text:style-name="T1">Answer:</text:span></text:span> Identify processes consuming CPU using tools like <text:span text:style-name="Source_20_Text"><text:span text:style-name="T1">top</text:span></text:span> or <text:span text:style-name="Source_20_Text"><text:span text:style-name="T1">htop</text:span></text:span>. Analyze their resource usage, check logs for errors, and consider adjusting process priorities.</text:p>
            </text:list-item>
          </text:list>
        </text:list-item>
      </text:list>
      <text:h text:style-name="P1" text:outline-level="3">Networking and Security:</text:h>
      <text:list text:style-name="L2">
        <text:list-item>
          <text:p text:style-name="P4"><text:span text:style-name="Strong_20_Emphasis"><text:span text:style-name="T1">Explain different network configuration tools (ifconfig, nmcli).</text:span></text:span></text:p>
          <text:list>
            <text:list-item>
              <text:p text:style-name="P5"><text:span text:style-name="Strong_20_Emphasis"><text:span text:style-name="T1">Answer:</text:span></text:span> <text:span text:style-name="Source_20_Text"><text:span text:style-name="T1">ifconfig</text:span></text:span> is a traditional tool for basic network configuration, while <text:span text:style-name="Source_20_Text"><text:span text:style-name="T1">nmcli</text:span></text:span> is part of NetworkManager, providing a more feature-rich command-line interface.</text:p>
            </text:list-item>
          </text:list>
        </text:list-item>
        <text:list-item>
          <text:p text:style-name="P4"><text:span text:style-name="Strong_20_Emphasis"><text:span text:style-name="T1">How do you configure network interfaces (bridging, bonding, VLANs)?</text:span></text:span></text:p>
          <text:list>
            <text:list-item>
              <text:p text:style-name="P5"><text:span text:style-name="Strong_20_Emphasis"><text:span text:style-name="T1">Answer:</text:span></text:span> Configure network interfaces in <text:span text:style-name="Source_20_Text"><text:span text:style-name="T1">/etc/network/interfaces</text:span></text:span> or use tools like <text:span text:style-name="Source_20_Text"><text:span text:style-name="T1">ip</text:span></text:span> or <text:span text:style-name="Source_20_Text"><text:span text:style-name="T1">nmcli</text:span></text:span>. Bridging and bonding configurations involve additional settings in the configuration files.</text:p>
            </text:list-item>
          </text:list>
        </text:list-item>
        <text:list-item>
          <text:p text:style-name="P4"><text:span text:style-name="Strong_20_Emphasis"><text:span text:style-name="T1">Discuss routing concepts (static, dynamic) and tools (route, iptables).</text:span></text:span></text:p>
          <text:list>
            <text:list-item>
              <text:p text:style-name="P5"><text:span text:style-name="Strong_20_Emphasis"><text:span text:style-name="T1">Answer:</text:span></text:span> Routing involves directing network traffic. Static routing is manually configured, while dynamic routing protocols (e.g., OSPF, BGP) adapt to network changes. <text:span text:style-name="Source_20_Text"><text:span text:style-name="T1">route</text:span></text:span> manages routing tables, and <text:span text:style-name="Source_20_Text"><text:span text:style-name="T1">iptables</text:span></text:span> configures packet filtering.</text:p>
            </text:list-item>
          </text:list>
        </text:list-item>
        <text:list-item>
          <text:p text:style-name="P4"><text:span text:style-name="Strong_20_Emphasis"><text:span text:style-name="T1">Explain firewall basics and configuration with iptables or nftables.</text:span></text:span></text:p>
          <text:list>
            <text:list-item>
              <text:p text:style-name="P5"><text:span text:style-name="Strong_20_Emphasis"><text:span text:style-name="T1">Answer:</text:span></text:span> Firewalls filter network traffic. <text:span text:style-name="Source_20_Text"><text:span text:style-name="T1">iptables</text:span></text:span> is the older tool, while <text:span text:style-name="Source_20_Text"><text:span text:style-name="T1">nftables</text:span></text:span> is its successor. Configuration involves defining rules for packet filtering, NAT, and connection tracking.</text:p>
            </text:list-item>
          </text:list>
        </text:list-item>
        <text:list-item>
          <text:p text:style-name="P4"><text:span text:style-name="Strong_20_Emphasis"><text:span text:style-name="T1">How would you secure a server against common attacks (SSH hardening)?</text:span></text:span></text:p>
          <text:list>
            <text:list-item>
              <text:p text:style-name="P5"><text:span text:style-name="Strong_20_Emphasis"><text:span text:style-name="T1">Answer:</text:span></text:span> Secure SSH by changing the default port, disabling root login, using key-based authentication, and restricting access using <text:span text:style-name="Source_20_Text"><text:span text:style-name="T1">sshd_config</text:span></text:span>. Implementing fail2ban can mitigate brute-force attacks.</text:p>
            </text:list-item>
          </text:list>
        </text:list-item>
        <text:list-item>
          <text:p text:style-name="P4"><text:span text:style-name="Strong_20_Emphasis"><text:span text:style-name="T1">Discuss user authentication methods (PAM) and password hashing.</text:span></text:span></text:p>
          <text:list>
            <text:list-item>
              <text:p text:style-name="P5"><text:span text:style-name="Strong_20_Emphasis"><text:span text:style-name="T1">Answer:</text:span></text:span> Pluggable Authentication Modules (PAM) provide a flexible authentication framework. Passwords are hashed and stored in <text:span text:style-name="Source_20_Text"><text:span text:style-name="T1">/etc/shadow</text:span></text:span>. PAM modules control authentication mechanisms.</text:p>
            </text:list-item>
          </text:list>
        </text:list-item>
        <text:list-item>
          <text:p text:style-name="P4"><text:span text:style-name="Strong_20_Emphasis"><text:span text:style-name="T1">Explain how to manage certificates using tools like OpenSSL.</text:span></text:span></text:p>
          <text:list>
            <text:list-item>
              <text:p text:style-name="P5"><text:span text:style-name="Strong_20_Emphasis"><text:span text:style-name="T1">Answer:</text:span></text:span> Use OpenSSL for generating key pairs, Certificate Signing Requests (CSRs), and self-signed certificates. OpenSSL commands include <text:span text:style-name="Source_20_Text"><text:span text:style-name="T1">openssl genpkey</text:span></text:span>, <text:span text:style-name="Source_20_Text"><text:span text:style-name="T1">openssl req</text:span></text:span>, and <text:span text:style-name="Source_20_Text"><text:span text:style-name="T1">openssl x509</text:span></text:span>.</text:p>
            </text:list-item>
          </text:list>
        </text:list-item>
        <text:list-item>
          <text:p text:style-name="P4"><text:span text:style-name="Strong_20_Emphasis"><text:span text:style-name="T1">How would you troubleshoot network connectivity issues?</text:span></text:span></text:p>
          <text:list>
            <text:list-item>
              <text:p text:style-name="P5"><text:span text:style-name="Strong_20_Emphasis"><text:span text:style-name="T1">Answer:</text:span></text:span> Use tools like <text:span text:style-name="Source_20_Text"><text:span text:style-name="T1">ping</text:span></text:span>, <text:span text:style-name="Source_20_Text"><text:span text:style-name="T1">traceroute</text:span></text:span>, and <text:span text:style-name="Source_20_Text"><text:span text:style-name="T1">tcpdump</text:span></text:span> to diagnose connectivity issues. Check DNS resolution, firewall rules, and network configuration.</text:p>
            </text:list-item>
          </text:list>
        </text:list-item>
        <text:list-item>
          <text:p text:style-name="P4"><text:span text:style-name="Strong_20_Emphasis"><text:span text:style-name="T1">Discuss intrusion detection and prevention systems (IDS/IPS).</text:span></text:span></text:p>
          <text:list>
            <text:list-item>
              <text:p text:style-name="P5"><text:soft-page-break/><text:span text:style-name="Strong_20_Emphasis"><text:span text:style-name="T1">Answer:</text:span></text:span> IDS monitors network/system activities for signs of malicious behavior, while IPS actively prevents or blocks such activities. Popular tools include Snort and Suricata.</text:p>
            </text:list-item>
          </text:list>
        </text:list-item>
        <text:list-item>
          <text:p text:style-name="P4"><text:span text:style-name="Strong_20_Emphasis"><text:span text:style-name="T1">Explain VPN concepts and configuration (OpenVPN, IPSec).</text:span></text:span></text:p>
          <text:list>
            <text:list-item>
              <text:p text:style-name="P4"><text:span text:style-name="Strong_20_Emphasis"><text:span text:style-name="T1">Answer:</text:span></text:span> Virtual Private Networks (VPNs) provide secure communication over public networks. OpenVPN uses SSL/TLS, while IPSec operates at the IP layer. Configuration involves setting up encryption, authentication, and key exchange.</text:p>
            </text:list-item>
          </text:list>
        </text:list-item>
      </text:list>
      <text:h text:style-name="P1" text:outline-level="3">Storage Management:</text:h>
      <text:list text:style-name="L3">
        <text:list-item>
          <text:p text:style-name="P6"><text:span text:style-name="Strong_20_Emphasis"><text:span text:style-name="T1">Discuss RAID concepts (RAID 0, 1, 5, 6) and their use cases.</text:span></text:span></text:p>
          <text:list>
            <text:list-item>
              <text:p text:style-name="P7"><text:span text:style-name="Strong_20_Emphasis"><text:span text:style-name="T1">Answer:</text:span></text:span> RAID (Redundant Array of Independent Disks) provides data redundancy and performance improvements. RAID 0 for striping, RAID 1 for mirroring, RAID 5 for striping with parity, and RAID 6 for striping with double parity.</text:p>
            </text:list-item>
          </text:list>
        </text:list-item>
        <text:list-item>
          <text:p text:style-name="P6"><text:span text:style-name="Strong_20_Emphasis"><text:span text:style-name="T1">Explain multipath I/O and its benefits for storage redundancy.</text:span></text:span></text:p>
          <text:list>
            <text:list-item>
              <text:p text:style-name="P7"><text:span text:style-name="Strong_20_Emphasis"><text:span text:style-name="T1">Answer:</text:span></text:span> Multipath I/O ensures redundant paths to storage devices, reducing single points of failure. It improves storage availability and performance.</text:p>
            </text:list-item>
          </text:list>
        </text:list-item>
        <text:list-item>
          <text:p text:style-name="P6"><text:span text:style-name="Strong_20_Emphasis"><text:span text:style-name="T1">How would you manage and monitor disk performance (iostat, dmesg)?</text:span></text:span></text:p>
          <text:list>
            <text:list-item>
              <text:p text:style-name="P7"><text:span text:style-name="Strong_20_Emphasis"><text:span text:style-name="T1">Answer:</text:span></text:span> Use <text:span text:style-name="Source_20_Text"><text:span text:style-name="T1">iostat</text:span></text:span> for I/O statistics and <text:span text:style-name="Source_20_Text"><text:span text:style-name="T1">dmesg</text:span></text:span> for kernel-related messages. Analyze disk performance metrics like throughput, IOPS, and latency.</text:p>
            </text:list-item>
          </text:list>
        </text:list-item>
        <text:list-item>
          <text:p text:style-name="P6"><text:span text:style-name="Strong_20_Emphasis"><text:span text:style-name="T1">Discuss different volume management tools (LVM, dmraid).</text:span></text:span></text:p>
          <text:list>
            <text:list-item>
              <text:p text:style-name="P7"><text:span text:style-name="Strong_20_Emphasis"><text:span text:style-name="T1">Answer:</text:span></text:span> LVM (Logical Volume Manager) provides dynamic volume management, while <text:span text:style-name="Source_20_Text"><text:span text:style-name="T1">dmraid</text:span></text:span> is used for managing RAID devices discovered by device-mapper.</text:p>
            </text:list-item>
          </text:list>
        </text:list-item>
        <text:list-item>
          <text:p text:style-name="P6"><text:span text:style-name="Strong_20_Emphasis"><text:span text:style-name="T1">Explain file system backups using tools like tar, rsync, and dump.</text:span></text:span></text:p>
          <text:list>
            <text:list-item>
              <text:p text:style-name="P6"><text:span text:style-name="Strong_20_Emphasis"><text:span text:style-name="T1">Answer:</text:span></text:span> <text:span text:style-name="Source_20_Text"><text:span text:style-name="T1">tar</text:span></text:span> archives files, <text:span text:style-name="Source_20_Text"><text:span text:style-name="T1">rsync</text:span></text:span> synchronizes directories, and <text:span text:style-name="Source_20_Text"><text:span text:style-name="T1">dump</text:span></text:span> creates backups. Considerations include incremental backups, compression, and file permissions.</text:p>
            </text:list-item>
          </text:list>
        </text:list-item>
      </text:list>
      <text:h text:style-name="P1" text:outline-level="3">User Management and Shell Scripting:</text:h>
      <text:list text:style-name="L4">
        <text:list-item>
          <text:p text:style-name="P8"><text:span text:style-name="Strong_20_Emphasis"><text:span text:style-name="T1">Discuss different types of user shells (bash, zsh, ksh).</text:span></text:span></text:p>
          <text:list>
            <text:list-item>
              <text:p text:style-name="P9"><text:span text:style-name="Strong_20_Emphasis"><text:span text:style-name="T1">Answer:</text:span></text:span> Shells are command interpreters. <text:span text:style-name="Source_20_Text"><text:span text:style-name="T1">bash</text:span></text:span> (Bourne Again SHell) is widely used, <text:span text:style-name="Source_20_Text"><text:span text:style-name="T1">zsh</text:span></text:span> (Z SHell) offers advanced features, and <text:span text:style-name="Source_20_Text"><text:span text:style-name="T1">ksh</text:span></text:span> (Korn SHell) provides compatibility with <text:span text:style-name="Source_20_Text"><text:span text:style-name="T1">bash</text:span></text:span>.</text:p>
            </text:list-item>
          </text:list>
        </text:list-item>
        <text:list-item>
          <text:p text:style-name="P8"><text:span text:style-name="Strong_20_Emphasis"><text:span text:style-name="T1">Explain shell scripting basics (variables, control flow, functions).</text:span></text:span></text:p>
          <text:list>
            <text:list-item>
              <text:p text:style-name="P9"><text:span text:style-name="Strong_20_Emphasis"><text:span text:style-name="T1">Answer:</text:span></text:span> Shell scripts use variables for data, control flow structures (<text:span text:style-name="Source_20_Text"><text:span text:style-name="T1">if</text:span></text:span>, <text:span text:style-name="Source_20_Text"><text:span text:style-name="T1">for</text:span></text:span>, <text:span text:style-name="Source_20_Text"><text:span text:style-name="T1">while</text:span></text:span>) for logic, and functions for code modularity.</text:p>
            </text:list-item>
          </text:list>
        </text:list-item>
        <text:list-item>
          <text:p text:style-name="P8"><text:span text:style-name="Strong_20_Emphasis"><text:span text:style-name="T1">How would you automate tasks using shell scripts with arguments?</text:span></text:span></text:p>
          <text:list>
            <text:list-item>
              <text:p text:style-name="P9"><text:span text:style-name="Strong_20_Emphasis"><text:span text:style-name="T1">Answer:</text:span></text:span> Use command-line arguments (<text:span text:style-name="Source_20_Text"><text:span text:style-name="T1">$1</text:span></text:span>, <text:span text:style-name="Source_20_Text"><text:span text:style-name="T1">$2</text:span></text:span>, etc.) to pass input to shell scripts. Utilize conditional statements and loops for automation.</text:p>
            </text:list-item>
          </text:list>
        </text:list-item>
        <text:list-item>
          <text:p text:style-name="P8"><text:span text:style-name="Strong_20_Emphasis"><text:span text:style-name="T1">Discuss common shell commands for file/process manipulation (grep, awk, sed).</text:span></text:span></text:p>
          <text:list>
            <text:list-item>
              <text:p text:style-name="P9"><text:soft-page-break/><text:span text:style-name="Strong_20_Emphasis"><text:span text:style-name="T1">Answer:</text:span></text:span> <text:span text:style-name="Source_20_Text"><text:span text:style-name="T1">grep</text:span></text:span> searches patterns in files, <text:span text:style-name="Source_20_Text"><text:span text:style-name="T1">awk</text:span></text:span> processes text, and <text:span text:style-name="Source_20_Text"><text:span text:style-name="T1">sed</text:span></text:span> performs text transformations. These commands are powerful for text manipulation.</text:p>
            </text:list-item>
          </text:list>
        </text:list-item>
        <text:list-item>
          <text:p text:style-name="P8"><text:span text:style-name="Strong_20_Emphasis"><text:span text:style-name="T1">Explain piping and redirection in shell scripting.</text:span></text:span></text:p>
          <text:list>
            <text:list-item>
              <text:p text:style-name="P8"><text:span text:style-name="Strong_20_Emphasis"><text:span text:style-name="T1">Answer:</text:span></text:span> Piping (<text:span text:style-name="Source_20_Text"><text:span text:style-name="T1">|</text:span></text:span>) connects the output of one command to the input of another. Redirection (<text:span text:style-name="Source_20_Text"><text:span text:style-name="T1">&gt;</text:span></text:span>, <text:span text:style-name="Source_20_Text"><text:span text:style-name="T1">&lt;</text:span></text:span>) directs input/output to/from files.</text:p>
            </text:list-item>
          </text:list>
        </text:list-item>
      </text:list>
      <text:h text:style-name="P1" text:outline-level="3">Package Management and Software Deployment:</text:h>
      <text:list text:style-name="L5">
        <text:list-item>
          <text:p text:style-name="P10"><text:span text:style-name="Strong_20_Emphasis"><text:span text:style-name="T1">Discuss the difference between RPM and DEB package formats.</text:span></text:span></text:p>
          <text:list>
            <text:list-item>
              <text:p text:style-name="P11"><text:span text:style-name="Strong_20_Emphasis"><text:span text:style-name="T1">Answer:</text:span></text:span> RPM (Red Hat Package Manager) is used by Red Hat-based systems, while DEB is used by Debian-based systems. Differences include package naming conventions and package management tools.</text:p>
            </text:list-item>
          </text:list>
        </text:list-item>
        <text:list-item>
          <text:p text:style-name="P10"><text:span text:style-name="Strong_20_Emphasis"><text:span text:style-name="T1">Explain package repositories (YUM, APT) and their usage.</text:span></text:span></text:p>
          <text:list>
            <text:list-item>
              <text:p text:style-name="P11"><text:span text:style-name="Strong_20_Emphasis"><text:span text:style-name="T1">Answer:</text:span></text:span> Package repositories store and distribute software packages. YUM (Yellowdog Updater Modified) is used by Red Hat-based systems, and APT (Advanced Package Tool) by Debian-based systems.</text:p>
            </text:list-item>
          </text:list>
        </text:list-item>
        <text:list-item>
          <text:p text:style-name="P10"><text:span text:style-name="Strong_20_Emphasis"><text:span text:style-name="T1">How would you manage software installation and updates using package managers?</text:span></text:span></text:p>
          <text:list>
            <text:list-item>
              <text:p text:style-name="P11"><text:span text:style-name="Strong_20_Emphasis"><text:span text:style-name="T1">Answer:</text:span></text:span> Use <text:span text:style-name="Source_20_Text"><text:span text:style-name="T1">yum</text:span></text:span> or <text:span text:style-name="Source_20_Text"><text:span text:style-name="T1">dnf</text:span></text:span> on Red Hat systems and <text:span text:style-name="Source_20_Text"><text:span text:style-name="T1">apt</text:span></text:span> on Debian systems. Commands include <text:span text:style-name="Source_20_Text"><text:span text:style-name="T1">install</text:span></text:span>, <text:span text:style-name="Source_20_Text"><text:span text:style-name="T1">remove</text:span></text:span>, and <text:span text:style-name="Source_20_Text"><text:span text:style-name="T1">update</text:span></text:span>.</text:p>
            </text:list-item>
          </text:list>
        </text:list-item>
        <text:list-item>
          <text:p text:style-name="P10"><text:span text:style-name="Strong_20_Emphasis"><text:span text:style-name="T1">Discuss dependency management in package management systems.</text:span></text:span></text:p>
          <text:list>
            <text:list-item>
              <text:p text:style-name="P11"><text:span text:style-name="Strong_20_Emphasis"><text:span text:style-name="T1">Answer:</text:span></text:span> Package managers resolve dependencies by ensuring that required libraries or packages are installed. This ensures software compatibility.</text:p>
            </text:list-item>
          </text:list>
        </text:list-item>
        <text:list-item>
          <text:p text:style-name="P10"><text:span text:style-name="Strong_20_Emphasis"><text:span text:style-name="T1">Explain containerization technologies (Docker, Podman) and their benefits.</text:span></text:span></text:p>
          <text:list>
            <text:list-item>
              <text:p text:style-name="P10"><text:span text:style-name="Strong_20_Emphasis"><text:span text:style-name="T1">Answer:</text:span></text:span> Docker and Podman provide containerization for deploying and managing applications. Containers offer isolation, portability, and ease of deployment.</text:p>
            </text:list-item>
          </text:list>
        </text:list-item>
      </text:list>
      <text:h text:style-name="P1" text:outline-level="3">Performance Tuning and Troubleshooting:</text:h>
      <text:list text:style-name="L6">
        <text:list-item>
          <text:p text:style-name="P12"><text:span text:style-name="Strong_20_Emphasis"><text:span text:style-name="T1">How would you analyze system performance using tools like top, htop, vmstat?</text:span></text:span></text:p>
          <text:list>
            <text:list-item>
              <text:p text:style-name="P13"><text:span text:style-name="Strong_20_Emphasis"><text:span text:style-name="T1">Answer:</text:span></text:span> <text:span text:style-name="Source_20_Text"><text:span text:style-name="T1">top</text:span></text:span> and <text:span text:style-name="Source_20_Text"><text:span text:style-name="T1">htop</text:span></text:span> display real-time system resource usage. <text:span text:style-name="Source_20_Text"><text:span text:style-name="T1">vmstat</text:span></text:span> provides virtual memory statistics.</text:p>
            </text:list-item>
          </text:list>
        </text:list-item>
        <text:list-item>
          <text:p text:style-name="P12"><text:span text:style-name="Strong_20_Emphasis"><text:span text:style-name="T1">Discuss memory management concepts and tools (free, vmstat).</text:span></text:span></text:p>
          <text:list>
            <text:list-item>
              <text:p text:style-name="P13"><text:span text:style-name="Strong_20_Emphasis"><text:span text:style-name="T1">Answer:</text:span></text:span> Memory management involves allocation and deallocation. Tools like <text:span text:style-name="Source_20_Text"><text:span text:style-name="T1">free</text:span></text:span> and <text:span text:style-name="Source_20_Text"><text:span text:style-name="T1">vmstat</text:span></text:span> provide insights into memory usage.</text:p>
            </text:list-item>
          </text:list>
        </text:list-item>
        <text:list-item>
          <text:p text:style-name="P12"><text:span text:style-name="Strong_20_Emphasis"><text:span text:style-name="T1">Explain process monitoring and troubleshooting techniques (ps, strace).</text:span></text:span></text:p>
          <text:list>
            <text:list-item>
              <text:p text:style-name="P13"><text:span text:style-name="Strong_20_Emphasis"><text:span text:style-name="T1">Answer:</text:span></text:span> <text:span text:style-name="Source_20_Text"><text:span text:style-name="T1">ps</text:span></text:span> lists processes, and <text:span text:style-name="Source_20_Text"><text:span text:style-name="T1">strace</text:span></text:span> traces system calls made by a process. These tools aid in understanding and troubleshooting processes.</text:p>
            </text:list-item>
          </text:list>
        </text:list-item>
        <text:list-item>
          <text:p text:style-name="P12"><text:span text:style-name="Strong_20_Emphasis"><text:span text:style-name="T1">How would you identify and troubleshoot disk I/O bottlenecks?</text:span></text:span></text:p>
          <text:list>
            <text:list-item>
              <text:p text:style-name="P13"><text:soft-page-break/><text:span text:style-name="Strong_20_Emphasis"><text:span text:style-name="T1">Answer:</text:span></text:span> Use tools like <text:span text:style-name="Source_20_Text"><text:span text:style-name="T1">iostat</text:span></text:span>, <text:span text:style-name="Source_20_Text"><text:span text:style-name="T1">iotop</text:span></text:span>, and <text:span text:style-name="Source_20_Text"><text:span text:style-name="T1">sar</text:span></text:span> to analyze disk I/O performance. Identify processes causing high I/O and optimize as needed.</text:p>
            </text:list-item>
          </text:list>
        </text:list-item>
        <text:list-item>
          <text:p text:style-name="P12"><text:span text:style-name="Strong_20_Emphasis"><text:span text:style-name="T1">Discuss kernel log analysis for troubleshooting system issues (dmesg).</text:span></text:span></text:p>
          <text:list>
            <text:list-item>
              <text:p text:style-name="P12"><text:span text:style-name="Strong_20_Emphasis"><text:span text:style-name="T1">Answer:</text:span></text:span> <text:span text:style-name="Source_20_Text"><text:span text:style-name="T1">dmesg</text:span></text:span> displays kernel-related messages. Analyze it for errors, warnings, or hardware-related issues.</text:p>
            </text:list-item>
          </text:list>
        </text:list-item>
      </text:list>
      <text:h text:style-name="P1" text:outline-level="3">Advanced Topics:</text:h>
      <text:list text:style-name="L7">
        <text:list-item>
          <text:p text:style-name="P14"><text:span text:style-name="Strong_20_Emphasis"><text:span text:style-name="T1">Explain kernel compilation and customization.</text:span></text:span></text:p>
          <text:list>
            <text:list-item>
              <text:p text:style-name="P15"><text:span text:style-name="Strong_20_Emphasis"><text:span text:style-name="T1">Answer:</text:span></text:span> Kernel compilation involves configuring, compiling, and installing a custom kernel. It allows for tailored kernel configurations.</text:p>
            </text:list-item>
          </text:list>
        </text:list-item>
        <text:list-item>
          <text:p text:style-name="P14"><text:span text:style-name="Strong_20_Emphasis"><text:span text:style-name="T1">Discuss systemd services and unit files.</text:span></text:span></text:p>
          <text:list>
            <text:list-item>
              <text:p text:style-name="P15"><text:span text:style-name="Strong_20_Emphasis"><text:span text:style-name="T1">Answer:</text:span></text:span> Systemd manages system processes. Unit files define services, targets, and other units.</text:p>
            </text:list-item>
          </text:list>
        </text:list-item>
        <text:list-item>
          <text:p text:style-name="P14"><text:span text:style-name="Strong_20_Emphasis"><text:span text:style-name="T1">Explain cgroups and their role in resource management.</text:span></text:span></text:p>
          <text:list>
            <text:list-item>
              <text:p text:style-name="P15"><text:span text:style-name="Strong_20_Emphasis"><text:span text:style-name="T1">Answer:</text:span></text:span> Cgroups (Control Groups) provide resource isolation and control. They limit resource usage for processes.</text:p>
            </text:list-item>
          </text:list>
        </text:list-item>
        <text:list-item>
          <text:p text:style-name="P14"><text:span text:style-name="Strong_20_Emphasis"><text:span text:style-name="T1">Discuss KVM (Kernel-based Virtual Machine) and its usage.</text:span></text:span></text:p>
          <text:list>
            <text:list-item>
              <text:p text:style-name="P15"><text:span text:style-name="Strong_20_Emphasis"><text:span text:style-name="T1">Answer:</text:span></text:span> KVM is a Linux kernel module that enables virtualization. It allows running virtual machines on a host system.</text:p>
            </text:list-item>
          </text:list>
        </text:list-item>
        <text:list-item>
          <text:p text:style-name="P14"><text:span text:style-name="Strong_20_Emphasis"><text:span text:style-name="T1">Explain high availability (HA) and disaster recovery (DR) concepts.</text:span></text:span></text:p>
          <text:list>
            <text:list-item>
              <text:p text:style-name="P15"><text:span text:style-name="Strong_20_Emphasis"><text:span text:style-name="T1">Answer:</text:span></text:span> HA ensures system availability, while DR involves planning for data recovery after a disaster.</text:p>
            </text:list-item>
          </text:list>
        </text:list-item>
        <text:list-item>
          <text:p text:style-name="P14"><text:span text:style-name="Strong_20_Emphasis"><text:span text:style-name="T1">Discuss Linux for embedded systems and IoT (Internet of Things).</text:span></text:span></text:p>
          <text:list>
            <text:list-item>
              <text:p text:style-name="P15"><text:span text:style-name="Strong_20_Emphasis"><text:span text:style-name="T1">Answer:</text:span></text:span> Linux is commonly used in embedded systems and IoT devices due to its flexibility and open-source nature.</text:p>
            </text:list-item>
          </text:list>
          <text:p text:style-name="P14"><text:span text:style-name="Strong_20_Emphasis"><text:span text:style-name="T1"/></text:span></text:p>
        </text:list-item>
        <text:list-item>
          <text:p text:style-name="P14"><text:span text:style-name="Strong_20_Emphasis"><text:span text:style-name="T1">Discuss cloud platforms and their underlying Linux technologies.</text:span></text:span></text:p>
          <text:list>
            <text:list-item>
              <text:p text:style-name="P15"><text:span text:style-name="Strong_20_Emphasis"><text:span text:style-name="T1">Answer:</text:span></text:span> Major cloud platforms (AWS, Azure, GCP) heavily rely on Linux for infrastructure and services.</text:p>
            </text:list-item>
          </text:list>
        </text:list-item>
        <text:list-item>
          <text:p text:style-name="P14"><text:span text:style-name="Strong_20_Emphasis"><text:span text:style-name="T1">Explain DevOps practices and tools used in Linux environments.</text:span></text:span></text:p>
          <text:list>
            <text:list-item>
              <text:p text:style-name="P15"><text:span text:style-name="Strong_20_Emphasis"><text:span text:style-name="T1">Answer:</text:span></text:span> DevOps integrates development and operations. Tools like Jenkins, Ansible, and Git are commonly used in Linux environments.</text:p>
            </text:list-item>
          </text:list>
        </text:list-item>
        <text:list-item>
          <text:p text:style-name="P14"><text:span text:style-name="Strong_20_Emphasis"><text:span text:style-name="T1">Discuss Linux security best practices and hardening techniques.</text:span></text:span></text:p>
          <text:list>
            <text:list-item>
              <text:p text:style-name="P14"><text:span text:style-name="Strong_20_Emphasis"><text:span text:style-name="T1">Answer:</text:span></text:span> Security practices include regular updates, minimal services, strong authentication, and proper firewall configurations.</text:p>
            </text:list-item>
          </text:list>
        </text:list-item>
      </text:list>
      <text:list text:style-name="L8">
        <text:list-item>
          <text:p text:style-name="P16"><text:soft-page-break/><text:span text:style-name="Strong_20_Emphasis"><text:span text:style-name="T1">Explain advanced shell scripting concepts (here documents, command line arguments parsing).</text:span></text:span></text:p>
          <text:list>
            <text:list-item>
              <text:p text:style-name="P17"><text:span text:style-name="Strong_20_Emphasis"><text:span text:style-name="T1">Answer:</text:span></text:span> Here documents (<text:span text:style-name="Source_20_Text"><text:span text:style-name="T1">&lt;&lt;</text:span></text:span>) allow embedding multiple lines in scripts. Command-line argument parsing involves handling parameters passed to scripts.</text:p>
            </text:list-item>
          </text:list>
        </text:list-item>
        <text:list-item>
          <text:p text:style-name="P16"><text:span text:style-name="Strong_20_Emphasis"><text:span text:style-name="T1">Discuss error handling and debugging techniques in shell scripts.</text:span></text:span></text:p>
          <text:list>
            <text:list-item>
              <text:p text:style-name="P17"><text:span text:style-name="Strong_20_Emphasis"><text:span text:style-name="T1">Answer:</text:span></text:span> Use conditional statements for error handling. Debugging techniques include echoing variables and using <text:span text:style-name="Source_20_Text"><text:span text:style-name="T1">set -x</text:span></text:span>.</text:p>
            </text:list-item>
          </text:list>
        </text:list-item>
        <text:list-item>
          <text:p text:style-name="P16"><text:span text:style-name="Strong_20_Emphasis"><text:span text:style-name="T1">How would you write a shell script to automate user creation with specific configurations?</text:span></text:span></text:p>
          <text:list>
            <text:list-item>
              <text:p text:style-name="P17"><text:span text:style-name="Strong_20_Emphasis"><text:span text:style-name="T1">Answer:</text:span></text:span> Use <text:span text:style-name="Source_20_Text"><text:span text:style-name="T1">useradd</text:span></text:span> with options to set configurations like home directory, shell, and group membership.</text:p>
            </text:list-item>
          </text:list>
        </text:list-item>
        <text:list-item>
          <text:p text:style-name="P16"><text:span text:style-name="Strong_20_Emphasis"><text:span text:style-name="T1">Explain shell scripting for network administration tasks.</text:span></text:span></text:p>
          <text:list>
            <text:list-item>
              <text:p text:style-name="P17"><text:span text:style-name="Strong_20_Emphasis"><text:span text:style-name="T1">Answer:</text:span></text:span> Shell scripts can automate network configuration, interface setup, and diagnostic tasks.</text:p>
            </text:list-item>
          </text:list>
        </text:list-item>
        <text:list-item>
          <text:p text:style-name="P16"><text:span text:style-name="Strong_20_Emphasis"><text:span text:style-name="T1">Discuss scripting for system log analysis and reporting.</text:span></text:span></text:p>
          <text:list>
            <text:list-item>
              <text:p text:style-name="P16"><text:span text:style-name="Strong_20_Emphasis"><text:span text:style-name="T1">Answer:</text:span></text:span> Shell scripts can parse log files, extract relevant information, and generate reports.</text:p>
            </text:list-item>
          </text:list>
        </text:list-item>
      </text:list>
      <text:h text:style-name="P1" text:outline-level="3">Advanced Networking and Security:</text:h>
      <text:list text:style-name="L9">
        <text:list-item>
          <text:p text:style-name="P18"><text:span text:style-name="Strong_20_Emphasis"><text:span text:style-name="T1">Explain advanced routing protocols (BGP, OSPF).</text:span></text:span></text:p>
          <text:list>
            <text:list-item>
              <text:p text:style-name="P19"><text:span text:style-name="Strong_20_Emphasis"><text:span text:style-name="T1">Answer:</text:span></text:span> BGP (Border Gateway Protocol) is used for inter-domain routing, and OSPF (Open Shortest Path First) is an interior gateway protocol.</text:p>
            </text:list-item>
          </text:list>
        </text:list-item>
        <text:list-item>
          <text:p text:style-name="P18"><text:span text:style-name="Strong_20_Emphasis"><text:span text:style-name="T1">Discuss network security tools (nmap, tcpdump, Wireshark).</text:span></text:span></text:p>
          <text:list>
            <text:list-item>
              <text:p text:style-name="P19"><text:span text:style-name="Strong_20_Emphasis"><text:span text:style-name="T1">Answer:</text:span></text:span> <text:span text:style-name="Source_20_Text"><text:span text:style-name="T1">nmap</text:span></text:span> scans for open ports, <text:span text:style-name="Source_20_Text"><text:span text:style-name="T1">tcpdump</text:span></text:span> captures network packets, and Wireshark provides detailed packet analysis.</text:p>
            </text:list-item>
          </text:list>
        </text:list-item>
        <text:list-item>
          <text:p text:style-name="P18"><text:span text:style-name="Strong_20_Emphasis"><text:span text:style-name="T1">How would you configure network traffic filtering with advanced iptables/nftables rules.</text:span></text:span></text:p>
          <text:list>
            <text:list-item>
              <text:p text:style-name="P19"><text:span text:style-name="Strong_20_Emphasis"><text:span text:style-name="T1">Answer:</text:span></text:span> Use <text:span text:style-name="Source_20_Text"><text:span text:style-name="T1">iptables</text:span></text:span> or <text:span text:style-name="Source_20_Text"><text:span text:style-name="T1">nft</text:span></text:span> to define rules for packet filtering, address translation, and connection tracking.</text:p>
            </text:list-item>
          </text:list>
        </text:list-item>
        <text:list-item>
          <text:p text:style-name="P18"><text:span text:style-name="Strong_20_Emphasis"><text:span text:style-name="T1">Explain secure shell (SSH) tunneling and port forwarding.</text:span></text:span></text:p>
          <text:list>
            <text:list-item>
              <text:p text:style-name="P19"><text:span text:style-name="Strong_20_Emphasis"><text:span text:style-name="T1">Answer:</text:span></text:span> SSH tunneling creates secure connections for data transfer or accessing services on remote systems.</text:p>
            </text:list-item>
          </text:list>
        </text:list-item>
        <text:list-item>
          <text:p text:style-name="P18"><text:span text:style-name="Strong_20_Emphasis"><text:span text:style-name="T1">Discuss vulnerability scanning and patching processes.</text:span></text:span></text:p>
          <text:list>
            <text:list-item>
              <text:p text:style-name="P18"><text:span text:style-name="Strong_20_Emphasis"><text:span text:style-name="T1">Answer:</text:span></text:span> Vulnerability scanning tools identify security issues, and patching involves applying updates to address vulnerabilities.</text:p>
            </text:list-item>
          </text:list>
        </text:list-item>
      </text:list>
      <text:h text:style-name="P1" text:outline-level="3">Advanced Storage Management:</text:h>
      <text:list text:style-name="L10">
        <text:list-item>
          <text:p text:style-name="P20"><text:span text:style-name="Strong_20_Emphasis"><text:span text:style-name="T1">Explain advanced filesystem concepts (extents, journaling).</text:span></text:span></text:p>
          <text:list>
            <text:list-item>
              <text:p text:style-name="P21"><text:soft-page-break/><text:span text:style-name="Strong_20_Emphasis"><text:span text:style-name="T1">Answer:</text:span></text:span> Filesystem extents improve file allocation, and journaling enhances data integrity by logging changes before applying them.</text:p>
            </text:list-item>
          </text:list>
        </text:list-item>
        <text:list-item>
          <text:p text:style-name="P20"><text:span text:style-name="Strong_20_Emphasis"><text:span text:style-name="T1">Discuss filesystem defragmentation and optimization techniques.</text:span></text:span></text:p>
          <text:list>
            <text:list-item>
              <text:p text:style-name="P21"><text:span text:style-name="Strong_20_Emphasis"><text:span text:style-name="T1">Answer:</text:span></text:span> Defragmentation reorganizes disk space, and optimization involves tuning filesystem parameters for better performance.</text:p>
            </text:list-item>
          </text:list>
          <text:p text:style-name="P20"><text:span text:style-name="Strong_20_Emphasis"><text:span text:style-name="T1"/></text:span></text:p>
        </text:list-item>
        <text:list-item>
          <text:p text:style-name="P20"><text:span text:style-name="Strong_20_Emphasis"><text:span text:style-name="T1">Explain logical volume management (LVM) advanced features (thin provisioning, snapshots).</text:span></text:span></text:p>
          <text:list>
            <text:list-item>
              <text:p text:style-name="P21"><text:span text:style-name="Strong_20_Emphasis"><text:span text:style-name="T1">Answer:</text:span></text:span> Thin provisioning allows efficient disk space allocation, and snapshots provide point-in-time copies of volumes.</text:p>
            </text:list-item>
          </text:list>
        </text:list-item>
        <text:list-item>
          <text:p text:style-name="P20"><text:span text:style-name="Strong_20_Emphasis"><text:span text:style-name="T1">Discuss disaster recovery planning for storage systems.</text:span></text:span></text:p>
          <text:list>
            <text:list-item>
              <text:p text:style-name="P20"><text:span text:style-name="Strong_20_Emphasis"><text:span text:style-name="T1">Answer:</text:span></text:span> Disaster recovery planning involves backups, redundancy, and procedures for restoring data in case of storage system failure.</text:p>
            </text:list-item>
          </text:list>
        </text:list-item>
      </text:list>
      <text:h text:style-name="P1" text:outline-level="3">Advanced Package Management and Software Deployment:</text:h>
      <text:list text:style-name="L11">
        <text:list-item>
          <text:p text:style-name="P22"><text:span text:style-name="Strong_20_Emphasis"><text:span text:style-name="T1">Explain package repository management tools (createrepo, yum-utils).</text:span></text:span></text:p>
          <text:list>
            <text:list-item>
              <text:p text:style-name="P23"><text:span text:style-name="Strong_20_Emphasis"><text:span text:style-name="T1">Answer:</text:span></text:span> <text:span text:style-name="Source_20_Text"><text:span text:style-name="T1">createrepo</text:span></text:span> creates metadata for RPM repositories, and <text:span text:style-name="Source_20_Text"><text:span text:style-name="T1">yum-utils</text:span></text:span> provides utilities for managing RPM packages.</text:p>
            </text:list-item>
          </text:list>
        </text:list-item>
        <text:list-item>
          <text:p text:style-name="P22"><text:span text:style-name="Strong_20_Emphasis"><text:span text:style-name="T1">Discuss dependency resolution techniques in package management.</text:span></text:span></text:p>
          <text:list>
            <text:list-item>
              <text:p text:style-name="P23"><text:span text:style-name="Strong_20_Emphasis"><text:span text:style-name="T1">Answer:</text:span></text:span> Package managers resolve dependencies by ensuring required libraries or packages are installed before installing the desired software.</text:p>
            </text:list-item>
          </text:list>
        </text:list-item>
        <text:list-item>
          <text:p text:style-name="P22"><text:span text:style-name="Strong_20_Emphasis"><text:span text:style-name="T1">How would you configure and manage software repositories?</text:span></text:span></text:p>
          <text:list>
            <text:list-item>
              <text:p text:style-name="P23"><text:span text:style-name="Strong_20_Emphasis"><text:span text:style-name="T1">Answer:</text:span></text:span> Configure repository files in <text:span text:style-name="Source_20_Text"><text:span text:style-name="T1">/etc/yum.repos.d/</text:span></text:span> or <text:span text:style-name="Source_20_Text"><text:span text:style-name="T1">/etc/apt/sources.list</text:span></text:span> and use package manager commands to manage repositories.</text:p>
            </text:list-item>
          </text:list>
        </text:list-item>
        <text:list-item>
          <text:p text:style-name="P22"><text:span text:style-name="Strong_20_Emphasis"><text:span text:style-name="T1">Explain package building tools (RPM, DEB) for creating custom packages.</text:span></text:span></text:p>
          <text:list>
            <text:list-item>
              <text:p text:style-name="P23"><text:span text:style-name="Strong_20_Emphasis"><text:span text:style-name="T1">Answer:</text:span></text:span> <text:span text:style-name="Source_20_Text"><text:span text:style-name="T1">rpmbuild</text:span></text:span> and <text:span text:style-name="Source_20_Text"><text:span text:style-name="T1">alien</text:span></text:span> are tools for building RPM and DEB packages, respectively.</text:p>
            </text:list-item>
          </text:list>
        </text:list-item>
        <text:list-item>
          <text:p text:style-name="P22"><text:span text:style-name="Strong_20_Emphasis"><text:span text:style-name="T1">Discuss configuration management tools (Ansible, Puppet, Chef) for automated deployments.</text:span></text:span></text:p>
          <text:list>
            <text:list-item>
              <text:p text:style-name="P22"><text:span text:style-name="Strong_20_Emphasis"><text:span text:style-name="T1">Answer:</text:span></text:span> Configuration management tools automate server provisioning, configuration, and deployment. Ansible, Puppet, and Chef are widely used.</text:p>
            </text:list-item>
          </text:list>
        </text:list-item>
      </text:list>
      <text:h text:style-name="P1" text:outline-level="3">Advanced Performance Tuning and Troubleshooting:</text:h>
      <text:list text:style-name="L12">
        <text:list-item>
          <text:p text:style-name="P24"><text:span text:style-name="Strong_20_Emphasis"><text:span text:style-name="T1">Explain CPU performance analysis tools (perf, vmstat).</text:span></text:span></text:p>
          <text:list>
            <text:list-item>
              <text:p text:style-name="P25"><text:span text:style-name="Strong_20_Emphasis"><text:span text:style-name="T1">Answer:</text:span></text:span> <text:span text:style-name="Source_20_Text"><text:span text:style-name="T1">perf</text:span></text:span> analyzes CPU performance, and <text:span text:style-name="Source_20_Text"><text:span text:style-name="T1">vmstat</text:span></text:span> provides virtual memory statistics, including CPU usage.</text:p>
            </text:list-item>
          </text:list>
        </text:list-item>
        <text:list-item>
          <text:p text:style-name="P24"><text:span text:style-name="Strong_20_Emphasis"><text:span text:style-name="T1">Discuss kernel profiling and optimization techniques.</text:span></text:span></text:p>
          <text:list>
            <text:list-item>
              <text:p text:style-name="P25"><text:soft-page-break/><text:span text:style-name="Strong_20_Emphasis"><text:span text:style-name="T1">Answer:</text:span></text:span> Profiling tools like <text:span text:style-name="Source_20_Text"><text:span text:style-name="T1">oprofile</text:span></text:span> help identify performance bottlenecks. Optimization involves tuning kernel parameters.</text:p>
            </text:list-item>
          </text:list>
        </text:list-item>
        <text:list-item>
          <text:p text:style-name="P24"><text:span text:style-name="Strong_20_Emphasis"><text:span text:style-name="T1">How would you troubleshoot high memory usage issues?</text:span></text:span></text:p>
          <text:list>
            <text:list-item>
              <text:p text:style-name="P25"><text:span text:style-name="Strong_20_Emphasis"><text:span text:style-name="T1">Answer:</text:span></text:span> Analyze memory usage using tools like <text:span text:style-name="Source_20_Text"><text:span text:style-name="T1">free</text:span></text:span> and <text:span text:style-name="Source_20_Text"><text:span text:style-name="T1">top</text:span></text:span>. Identify processes consuming memory and optimize as needed.</text:p>
            </text:list-item>
          </text:list>
        </text:list-item>
        <text:list-item>
          <text:p text:style-name="P24"><text:span text:style-name="Strong_20_Emphasis"><text:span text:style-name="T1">Explain load balancing concepts and tools (HAProxy, Nginx).</text:span></text:span></text:p>
          <text:list>
            <text:list-item>
              <text:p text:style-name="P25"><text:span text:style-name="Strong_20_Emphasis"><text:span text:style-name="T1">Answer:</text:span></text:span> Load balancers distribute network traffic across multiple servers, improving performance and reliability. HAProxy and Nginx are popular load balancing tools.</text:p>
            </text:list-item>
          </text:list>
        </text:list-item>
        <text:list-item>
          <text:p text:style-name="P24"><text:span text:style-name="Strong_20_Emphasis"><text:span text:style-name="T1">Discuss system performance optimization techniques for specific applications.</text:span></text:span></text:p>
          <text:list>
            <text:list-item>
              <text:p text:style-name="P24"><text:span text:style-name="Strong_20_Emphasis"><text:span text:style-name="T1">Answer:</text:span></text:span> Optimize application performance by tuning parameters, adjusting resource allocation, and utilizing caching mechanisms.</text:p>
            </text:list-item>
          </text:list>
        </text:list-item>
      </text:list>
      <text:h text:style-name="P1" text:outline-level="3">Advanced Topics:</text:h>
      <text:list text:style-name="L13">
        <text:list-item>
          <text:p text:style-name="P26"><text:span text:style-name="Strong_20_Emphasis"><text:span text:style-name="T1">Explain kernel debugging techniques (klogd, dmesg).</text:span></text:span></text:p>
          <text:list>
            <text:list-item>
              <text:p text:style-name="P27"><text:span text:style-name="Strong_20_Emphasis"><text:span text:style-name="T1">Answer:</text:span></text:span> <text:span text:style-name="Source_20_Text"><text:span text:style-name="T1">klogd</text:span></text:span> logs kernel messages, and <text:span text:style-name="Source_20_Text"><text:span text:style-name="T1">dmesg</text:span></text:span> displays kernel-related messages. Kernel debugging involves analyzing logs for errors and warnings.</text:p>
            </text:list-item>
          </text:list>
        </text:list-item>
        <text:list-item>
          <text:p text:style-name="P26"><text:span text:style-name="Strong_20_Emphasis"><text:span text:style-name="T1">Discuss user namespaces and container security.</text:span></text:span></text:p>
          <text:list>
            <text:list-item>
              <text:p text:style-name="P27"><text:span text:style-name="Strong_20_Emphasis"><text:span text:style-name="T1">Answer:</text:span></text:span> User namespaces isolate user and group IDs between the host and containers, enhancing container security.</text:p>
            </text:list-item>
          </text:list>
        </text:list-item>
        <text:list-item>
          <text:p text:style-name="P26"><text:span text:style-name="Strong_20_Emphasis"><text:span text:style-name="T1">How would you configure and manage SELinux policies?</text:span></text:span></text:p>
          <text:list>
            <text:list-item>
              <text:p text:style-name="P27"><text:span text:style-name="Strong_20_Emphasis"><text:span text:style-name="T1">Answer:</text:span></text:span> Configure SELinux policies using tools like <text:span text:style-name="Source_20_Text"><text:span text:style-name="T1">semanage</text:span></text:span> and <text:span text:style-name="Source_20_Text"><text:span text:style-name="T1">setsebool</text:span></text:span>. Define permissive or enforcing modes for policies.</text:p>
            </text:list-item>
          </text:list>
        </text:list-item>
        <text:list-item>
          <text:p text:style-name="P26"><text:span text:style-name="Strong_20_Emphasis"><text:span text:style-name="T1">Explain real-time process scheduling with the SCHED_DEADLINE and SCHED_FIFO policies.</text:span></text:span></text:p>
          <text:list>
            <text:list-item>
              <text:p text:style-name="P27"><text:span text:style-name="Strong_20_Emphasis"><text:span text:style-name="T1">Answer:</text:span></text:span> Real-time scheduling policies prioritize tasks with strict timing requirements. <text:span text:style-name="Source_20_Text"><text:span text:style-name="T1">SCHED_DEADLINE</text:span></text:span> and <text:span text:style-name="Source_20_Text"><text:span text:style-name="T1">SCHED_FIFO</text:span></text:span> are policies that enforce deadlines and fixed priority scheduling.</text:p>
            </text:list-item>
          </text:list>
        </text:list-item>
        <text:list-item>
          <text:p text:style-name="P26"><text:span text:style-name="Strong_20_Emphasis"><text:span text:style-name="T1">Discuss systemd troubleshooting techniques (journalctl, systemctl status).</text:span></text:span></text:p>
          <text:list>
            <text:list-item>
              <text:p text:style-name="P26"><text:span text:style-name="Strong_20_Emphasis"><text:span text:style-name="T1">Answer:</text:span></text:span> <text:span text:style-name="Source_20_Text"><text:span text:style-name="T1">journalctl</text:span></text:span> displays system logs managed by systemd's journal. <text:span text:style-name="Source_20_Text"><text:span text:style-name="T1">systemctl status</text:span></text:span> provides information about system services.</text:p>
            </text:list-item>
          </text:list>
        </text:list-item>
      </text:list>
      <text:h text:style-name="P1" text:outline-level="3">Emerging Technologies:</text:h>
      <text:list text:style-name="L14">
        <text:list-item>
          <text:p text:style-name="P28"><text:span text:style-name="Strong_20_Emphasis"><text:span text:style-name="T1">Explain container orchestration with Kubernetes in detail (pods, deployments, services).</text:span></text:span></text:p>
          <text:list>
            <text:list-item>
              <text:p text:style-name="P29"><text:span text:style-name="Strong_20_Emphasis"><text:span text:style-name="T1">Answer:</text:span></text:span> Kubernetes automates container deployment, scaling, and management. Pods are the basic unit, deployments manage replica sets, and services provide network access.</text:p>
            </text:list-item>
          </text:list>
        </text:list-item>
        <text:list-item>
          <text:p text:style-name="P28"><text:span text:style-name="Strong_20_Emphasis"><text:span text:style-name="T1">Discuss Infrastructure as Code (IaC) tools like Terraform and their use in Linux environments.</text:span></text:span></text:p>
          <text:list>
            <text:list-item>
              <text:p text:style-name="P29"><text:soft-page-break/><text:span text:style-name="Strong_20_Emphasis"><text:span text:style-name="T1">Answer:</text:span></text:span> Terraform automates infrastructure provisioning using declarative configuration files.</text:p>
            </text:list-item>
          </text:list>
        </text:list-item>
        <text:list-item>
          <text:p text:style-name="P28"><text:span text:style-name="Strong_20_Emphasis"><text:span text:style-name="T1">How would you implement a continuous integration/continuous delivery (CI/CD) pipeline for Linux systems?</text:span></text:span></text:p>
          <text:list>
            <text:list-item>
              <text:p text:style-name="P29"><text:span text:style-name="Strong_20_Emphasis"><text:span text:style-name="T1">Answer:</text:span></text:span> Implement CI/CD using tools like Jenkins or GitLab CI. Define pipelines for building, testing, and deploying applications.</text:p>
            </text:list-item>
          </text:list>
        </text:list-item>
        <text:list-item>
          <text:p text:style-name="P28"><text:span text:style-name="Strong_20_Emphasis"><text:span text:style-name="T1">Explain the role of Linux in cloud platforms like AWS, Azure, and GCP.</text:span></text:span></text:p>
          <text:list>
            <text:list-item>
              <text:p text:style-name="P29"><text:span text:style-name="Strong_20_Emphasis"><text:span text:style-name="T1">Answer:</text:span></text:span> Linux is the foundation of cloud platforms, providing the underlying operating system for virtual machines, containers, and services.</text:p>
            </text:list-item>
          </text:list>
        </text:list-item>
        <text:list-item>
          <text:p text:style-name="P28"><text:span text:style-name="Strong_20_Emphasis"><text:span text:style-name="T1">Discuss security considerations for containers and Kubernetes deployments.</text:span></text:span></text:p>
          <text:list>
            <text:list-item>
              <text:p text:style-name="P28"><text:span text:style-name="Strong_20_Emphasis"><text:span text:style-name="T1">Answer:</text:span></text:span> Secure containers and Kubernetes by applying best practices, using least-privileged principles, and regularly updating software.</text:p>
            </text:list-item>
          </text:list>
        </text:list-item>
      </text:list>
      <text:h text:style-name="P1" text:outline-level="3">Security Best Practices:</text:h>
      <text:list text:style-name="L15">
        <text:list-item>
          <text:p text:style-name="P30"><text:span text:style-name="Strong_20_Emphasis"><text:span text:style-name="T1">Explain secure coding practices for Linux environments.</text:span></text:span></text:p>
          <text:list>
            <text:list-item>
              <text:p text:style-name="P31"><text:span text:style-name="Strong_20_Emphasis"><text:span text:style-name="T1">Answer:</text:span></text:span> Secure coding involves practices like input validation, avoiding hardcoding secrets, and regularly updating dependencies.</text:p>
            </text:list-item>
          </text:list>
        </text:list-item>
        <text:list-item>
          <text:p text:style-name="P30"><text:span text:style-name="Strong_20_Emphasis"><text:span text:style-name="T1">Discuss user privilege management and least privilege principle.</text:span></text:span></text:p>
          <text:list>
            <text:list-item>
              <text:p text:style-name="P31"><text:span text:style-name="Strong_20_Emphasis"><text:span text:style-name="T1">Answer:</text:span></text:span> Follow the principle of least privilege, granting users only the minimum access needed for their tasks. Use sudo or su for elevated privileges.</text:p>
            </text:list-item>
          </text:list>
        </text:list-item>
        <text:list-item>
          <text:p text:style-name="P30"><text:span text:style-name="Strong_20_Emphasis"><text:span text:style-name="T1">How would you configure system logging for security auditing?</text:span></text:span></text:p>
          <text:list>
            <text:list-item>
              <text:p text:style-name="P31"><text:span text:style-name="Strong_20_Emphasis"><text:span text:style-name="T1">Answer:</text:span></text:span> Configure syslog or rsyslog to centralize logs. Enable auditd for more detailed auditing, and regularly review logs for security events.</text:p>
            </text:list-item>
          </text:list>
        </text:list-item>
        <text:list-item>
          <text:p text:style-name="P30"><text:span text:style-name="Strong_20_Emphasis"><text:span text:style-name="T1">Explain intrusion detection and prevention systems (IDS/IPS) in detail.</text:span></text:span></text:p>
          <text:list>
            <text:list-item>
              <text:p text:style-name="P31"><text:span text:style-name="Strong_20_Emphasis"><text:span text:style-name="T1">Answer:</text:span></text:span> IDS monitors for suspicious activities, while IPS actively prevents or blocks such activities. Use signatures, heuristics, and anomaly detection for effective detection.</text:p>
            </text:list-item>
          </text:list>
        </text:list-item>
        <text:list-item>
          <text:p text:style-name="P30"><text:span text:style-name="Strong_20_Emphasis"><text:span text:style-name="T1">Discuss disaster recovery planning and best practices for Linux systems.</text:span></text:span></text:p>
          <text:list>
            <text:list-item>
              <text:p text:style-name="P30"><text:span text:style-name="Strong_20_Emphasis"><text:span text:style-name="T1">Answer:</text:span></text:span> Disaster recovery planning involves backups, testing recovery procedures, and maintaining off-site backups for data resilience.</text:p>
            </text:list-item>
          </text:list>
        </text:list-item>
      </text:list>
      <text:h text:style-name="P1" text:outline-level="3">Open Ended and Scenario Based Questions:</text:h>
      <text:list text:style-name="L16">
        <text:list-item>
          <text:p text:style-name="P32"><text:span text:style-name="Strong_20_Emphasis"><text:span text:style-name="T1">Describe a complex troubleshooting scenario you faced with a Linux system and how you resolved it.</text:span></text:span></text:p>
          <text:list>
            <text:list-item>
              <text:p text:style-name="P33"><text:span text:style-name="Strong_20_Emphasis"><text:span text:style-name="T1">Answer:</text:span></text:span> Provide a detailed account of a specific issue, the steps taken to diagnose, and the resolution applied, highlighting problem-solving skills.</text:p>
            </text:list-item>
          </text:list>
        </text:list-item>
        <text:list-item>
          <text:p text:style-name="P32"><text:span text:style-name="Strong_20_Emphasis"><text:span text:style-name="T1">Explain how you would approach automating a repetitive task on a Linux server.</text:span></text:span></text:p>
          <text:list>
            <text:list-item>
              <text:p text:style-name="P33"><text:soft-page-break/><text:span text:style-name="Strong_20_Emphasis"><text:span text:style-name="T1">Answer:</text:span></text:span> Outline steps involving script creation, considering input parameters, error handling, and scheduling using tools like cron or systemd timers.</text:p>
            </text:list-item>
          </text:list>
        </text:list-item>
        <text:list-item>
          <text:p text:style-name="P32"><text:span text:style-name="Strong_20_Emphasis"><text:span text:style-name="T1">Discuss your experience with security hardening techniques for Linux systems.</text:span></text:span></text:p>
          <text:list>
            <text:list-item>
              <text:p text:style-name="P33"><text:span text:style-name="Strong_20_Emphasis"><text:span text:style-name="T1">Answer:</text:span></text:span> Detail security measures implemented, such as configuring firewalls, disabling unnecessary services, and applying updates regularly.</text:p>
            </text:list-item>
          </text:list>
        </text:list-item>
        <text:list-item>
          <text:p text:style-name="P32"><text:span text:style-name="Strong_20_Emphasis"><text:span text:style-name="T1">How would you design a high-availability (HA) infrastructure for a critical application?</text:span></text:span></text:p>
          <text:list>
            <text:list-item>
              <text:p text:style-name="P33"><text:span text:style-name="Strong_20_Emphasis"><text:span text:style-name="T1">Answer:</text:span></text:span> Outline strategies like load balancing, redundancy, failover mechanisms, and distributed architecture to ensure continuous availability.</text:p>
            </text:list-item>
          </text:list>
        </text:list-item>
        <text:list-item>
          <text:p text:style-name="P32"><text:span text:style-name="Strong_20_Emphasis"><text:span text:style-name="T1">Describe your experience with container orchestration tools like Kubernetes.</text:span></text:span></text:p>
          <text:list>
            <text:list-item>
              <text:p text:style-name="P32"><text:span text:style-name="Strong_20_Emphasis"><text:span text:style-name="T1">Answer:</text:span></text:span> Discuss hands-on experience with deploying applications, managing configurations, and scaling using Kubernetes, emphasizing proficiency in container orchestration.</text:p>
            </text:list-item>
          </text:list>
        </text:list-item>
      </text:list>
      <text:h text:style-name="P1" text:outline-level="3">Personal Growth and Learning:</text:h>
      <text:list text:style-name="L17">
        <text:list-item>
          <text:p text:style-name="P34"><text:span text:style-name="Strong_20_Emphasis"><text:span text:style-name="T1">How do you stay up-to-date with the latest advancements in the Linux world?</text:span></text:span></text:p>
          <text:list>
            <text:list-item>
              <text:p text:style-name="P35"><text:span text:style-name="Strong_20_Emphasis"><text:span text:style-name="T1">Answer:</text:span></text:span> Mention activities like reading Linux blogs, participating in forums, attending conferences, and exploring new technologies in a home lab environment.</text:p>
            </text:list-item>
          </text:list>
        </text:list-item>
        <text:list-item>
          <text:p text:style-name="P34"><text:span text:style-name="Strong_20_Emphasis"><text:span text:style-name="T1">Discuss your experience contributing to open-source projects.</text:span></text:span></text:p>
          <text:list>
            <text:list-item>
              <text:p text:style-name="P35"><text:span text:style-name="Strong_20_Emphasis"><text:span text:style-name="T1">Answer:</text:span></text:span> Detail contributions made to open-source projects, such as bug fixes, feature development, or community involvement.</text:p>
            </text:list-item>
          </text:list>
        </text:list-item>
        <text:list-item>
          <text:p text:style-name="P34"><text:span text:style-name="Strong_20_Emphasis"><text:span text:style-name="T1">What are your areas of interest within the Linux ecosystem?</text:span></text:span></text:p>
          <text:list>
            <text:list-item>
              <text:p text:style-name="P35"><text:span text:style-name="Strong_20_Emphasis"><text:span text:style-name="T1">Answer:</text:span></text:span> Highlight specific areas of interest, whether it's system administration, networking, security, or emerging technologies like containers and orchestration.</text:p>
            </text:list-item>
          </text:list>
        </text:list-item>
        <text:list-item>
          <text:p text:style-name="P34"><text:span text:style-name="Strong_20_Emphasis"><text:span text:style-name="T1">How do you approach learning new Linux technologies and tools?</text:span></text:span></text:p>
          <text:list>
            <text:list-item>
              <text:p text:style-name="P35"><text:span text:style-name="Strong_20_Emphasis"><text:span text:style-name="T1">Answer:</text:span></text:span> Explain a systematic approach, including reading documentation, hands-on experimentation, and seeking mentorship or online courses.</text:p>
            </text:list-item>
          </text:list>
        </text:list-item>
        <text:list-item>
          <text:p text:style-name="P34"><text:span text:style-name="Strong_20_Emphasis"><text:span text:style-name="T1">Do you have any questions for us about the role or the Linux environment we use?</text:span></text:span> - <text:span text:style-name="Strong_20_Emphasis"><text:span text:style-name="T1">Answer:</text:span></text:span> Prepare a few thoughtful questions about the company's Linux infrastructure, team dynamics, or any specific projects they are working on, demonstrating interest and engagem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374in" fo:margin-bottom="0.2555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1:23:06.226246233</meta:creation-date>
    <dc:date>2024-03-23T12:44:20.203559112</dc:date>
    <meta:editing-duration>PT7M30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10" meta:paragraph-count="211" meta:word-count="3048" meta:character-count="21633" meta:non-whitespace-character-count="18991"/>
  </office:meta>
</office:document-meta>
</file>